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E800000154FEFE92EB.png"/>
  <manifest:file-entry manifest:media-type="image/png" manifest:full-path="Pictures/10000000000002EE000001C11D9BF1B3.png"/>
  <manifest:file-entry manifest:media-type="image/png" manifest:full-path="Pictures/10000000000002F20000023E099345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9.843cm" svg:height="11.879cm" svg:x="4.03cm" svg:y="2.972cm">
          <draw:image xlink:href="Pictures/10000000000002EE000001C11D9BF1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9.684cm" svg:height="8.995cm" svg:x="4.01cm" svg:y="2.914cm">
          <draw:image xlink:href="Pictures/10000000000002E800000154FEFE92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9.949cm" svg:height="15.186cm" svg:x="4.077cm" svg:y="2.919cm">
          <draw:image xlink:href="Pictures/10000000000002F20000023E099345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9T15:03:51</meta:creation-date>
    <meta:editing-duration>PT00H03M06S</meta:editing-duration>
    <meta:editing-cycles>2</meta:editing-cycles>
    <dc:date>2010-03-09T15:06:54</dc:date>
    <meta:document-statistic meta:object-count="30"/>
    <meta:generator>OpenOffice.org/3.0$Unix OpenOffice.org_project/300m15$Build-9379</meta:generator>
  </office:meta>
</office:document-meta>
</file>